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4cm" svg:height="9.006cm" svg:x="9.755cm" svg:y="4.115cm">
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ntfernung (mm)</text:p>
          </table:table-cell>
          <table:table-cell office:value-type="string" calcext:value-type="string">
            <text:p>Breite (µs)</text:p>
          </table:table-cell>
          <table:table-cell office:value-type="string" calcext:value-type="string">
            <text:p>Ticks</text:p>
          </table:table-cell>
          <table:table-cell table:number-columns-repeated="4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90" calcext:value-type="float">
            <text:p>90</text:p>
          </table:table-cell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7" calcext:value-type="float">
            <text:p>537</text:p>
          </table:table-cell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" calcext:value-type="float">
            <text:p>794</text:p>
          </table:table-cell>
          <table:table-cell office:value-type="float" office:value="12716" calcext:value-type="float">
            <text:p>12716</text:p>
          </table:table-cell>
          <table:table-cell/>
          <table:table-cell table:style-name="ce1" table:formula="of:=SLOPE([.C2:.C6];[.A2:.A6])" office:value-type="float" office:value="52.4304670528603" calcext:value-type="float">
            <text:p>52,430</text:p>
          </table:table-cell>
          <table:table-cell/>
          <table:table-cell table:style-name="ce2" table:formula="of:=SLOPE([.A2:.A6];[.C2:.C6])" office:value-type="float" office:value="0.0190583700829551" calcext:value-type="float">
            <text:p>0,0191</text:p>
          </table:table-cell>
        </table:table-row>
        <table:table-row table:style-name="ro1">
          <table:table-cell table:number-columns-repeated="4"/>
          <table:table-cell table:style-name="ce1" table:formula="of:=INTERCEPT([.C2:.C6];[.A2:.A6])" office:value-type="float" office:value="-1965.12042903693" calcext:value-type="float">
            <text:p>-1.965,120</text:p>
          </table:table-cell>
          <table:table-cell/>
          <table:table-cell table:style-name="ce1" table:formula="of:=INTERCEPT([.A2:.A6];[.C2:.C6])" office:value-type="float" office:value="37.5748543725925" calcext:value-type="float">
            <text:p>37,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08:21:27.36808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0:54:32.016073107</meta:creation-date>
    <dc:date>2021-12-06T13:22:11.792682012</dc:date>
    <meta:editing-duration>PT13M27S</meta:editing-duration>
    <meta:editing-cycles>2</meta:editing-cycles>
    <meta:generator>LibreOffice/6.4.7.2$Linux_X86_64 LibreOffice_project/40$Build-2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00" chart:maximum="14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62" loext:regression-force-intercept="false" loext:regression-intercept-value="0" chart:regression-type="linear"/>
      <style:graphic-properties svg:stroke-color="#004586"/>
    </style:style>
    <style:style style:name="ch9" style:family="chart" style:data-style-name="N107"/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62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legend chart:legend-position="end" svg:x="11.81cm" svg:y="3.457cm" style:legend-expansion="high" chart:style-name="ch2"/>
        <chart:plot-area chart:style-name="ch3" table:cell-range-address="Sheet1.A1:Sheet1.C6" chart:data-source-has-labels="row" svg:x="0.319cm" svg:y="0.18cm" svg:width="11.172cm" svg:height="8.647cm">
          <chartooo:coordinate-region svg:x="1.417cm" svg:y="0.379cm" svg:width="9.715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 chart:display-equation="true" chart:display-r-square="true" svg:x="5.547cm" svg:y="5.836cm" chart:style-name="ch9"/>
            </chart:regression-curve>
            <chart:data-point chart:repeated="5"/>
          </chart:series>
          <chart:series chart:style-name="ch10" chart:values-cell-range-address="Sheet1.C2:Sheet1.C6" chart:label-cell-address="Sheet1.C1:Sheet1.C1" chart:class="chart:scatter">
            <chart:regression-curve chart:style-name="ch11">
              <chart:equation chart:display-equation="true" chart:display-r-square="true" svg:x="1.953cm" svg:y="1.44cm" chart:style-name="ch9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eite (µs)</text:p>
                <draw:g>
                  <svg:desc>Sheet1.B1:Sheet1.B1</svg:desc>
                </draw:g>
              </table:table-cell>
              <table:table-cell office:value-type="string">
                <text:p>Ti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Sheet1.A2:Sheet1.A6</svg:desc>
                </draw:g>
              </table:table-cell>
              <table:table-cell office:value-type="float" office:value="90">
                <text:p>90</text:p>
                <draw:g>
                  <svg:desc>Sheet1.B2:Sheet1.B6</svg:desc>
                </draw:g>
              </table:table-cell>
              <table:table-cell office:value-type="float" office:value="1437">
                <text:p>143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242">
                <text:p>242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66">
                <text:p>366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37">
                <text:p>53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794">
                <text:p>794</text:p>
              </table:table-cell>
              <table:table-cell office:value-type="float" office:value="12716">
                <text:p>12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